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3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lha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Tamanho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table:number-columns-repeated="3"/>
        </table:table-row>
        <table:table-row table:style-name="ro1">
          <table:table-cell office:value-type="string">
            <text:p>s250k</text:p>
          </table:table-cell>
          <table:table-cell office:value-type="float" office:value="502">
            <text:p>502</text:p>
          </table:table-cell>
          <table:table-cell office:value-type="float" office:value="304">
            <text:p>304</text:p>
          </table:table-cell>
          <table:table-cell office:value-type="float" office:value="266">
            <text:p>266</text:p>
          </table:table-cell>
          <table:table-cell office:value-type="float" office:value="284">
            <text:p>284</text:p>
          </table:table-cell>
          <table:table-cell office:value-type="float" office:value="316">
            <text:p>316</text:p>
          </table:table-cell>
          <table:table-cell table:number-columns-repeated="3"/>
        </table:table-row>
        <table:table-row table:style-name="ro1">
          <table:table-cell office:value-type="string">
            <text:p>s500k</text:p>
          </table:table-cell>
          <table:table-cell office:value-type="float" office:value="470">
            <text:p>470</text:p>
          </table:table-cell>
          <table:table-cell office:value-type="float" office:value="349">
            <text:p>349</text:p>
          </table:table-cell>
          <table:table-cell office:value-type="float" office:value="428">
            <text:p>428</text:p>
          </table:table-cell>
          <table:table-cell office:value-type="float" office:value="1172">
            <text:p>1172</text:p>
          </table:table-cell>
          <table:table-cell office:value-type="float" office:value="527">
            <text:p>527</text:p>
          </table:table-cell>
          <table:table-cell table:number-columns-repeated="3"/>
        </table:table-row>
        <table:table-row table:style-name="ro1">
          <table:table-cell office:value-type="string">
            <text:p>s750k</text:p>
          </table:table-cell>
          <table:table-cell office:value-type="float" office:value="692">
            <text:p>692</text:p>
          </table:table-cell>
          <table:table-cell table:number-columns-repeated="2" office:value-type="float" office:value="524">
            <text:p>524</text:p>
          </table:table-cell>
          <table:table-cell office:value-type="float" office:value="967">
            <text:p>967</text:p>
          </table:table-cell>
          <table:table-cell office:value-type="float" office:value="608">
            <text:p>608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Teste</text:p>
          </table:table-cell>
          <table:table-cell office:value-type="string">
            <text:p>s250k</text:p>
          </table:table-cell>
          <table:table-cell office:value-type="string">
            <text:p>s500k</text:p>
          </table:table-cell>
          <table:table-cell office:value-type="string">
            <text:p>s750k</text:p>
          </table:table-cell>
          <table:table-cell office:value-type="string">
            <text:p>s1000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office:value-type="float" office:value="470">
            <text:p>470</text:p>
          </table:table-cell>
          <table:table-cell office:value-type="float" office:value="692">
            <text:p>692</text:p>
          </table:table-cell>
          <table:table-cell office:value-type="float" office:value="771">
            <text:p>77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349">
            <text:p>349</text:p>
          </table:table-cell>
          <table:table-cell office:value-type="float" office:value="524">
            <text:p>524</text:p>
          </table:table-cell>
          <table:table-cell office:value-type="float" office:value="862">
            <text:p>86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428">
            <text:p>428</text:p>
          </table:table-cell>
          <table:table-cell office:value-type="float" office:value="524">
            <text:p>524</text:p>
          </table:table-cell>
          <table:table-cell office:value-type="float" office:value="674">
            <text:p>67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4">
            <text:p>284</text:p>
          </table:table-cell>
          <table:table-cell office:value-type="float" office:value="1172">
            <text:p>1172</text:p>
          </table:table-cell>
          <table:table-cell office:value-type="float" office:value="967">
            <text:p>967</text:p>
          </table:table-cell>
          <table:table-cell office:value-type="float" office:value="723">
            <text:p>72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6">
            <text:p>316</text:p>
          </table:table-cell>
          <table:table-cell office:value-type="float" office:value="527">
            <text:p>527</text:p>
          </table:table-cell>
          <table:table-cell office:value-type="float" office:value="608">
            <text:p>608</text:p>
          </table:table-cell>
          <table:table-cell office:value-type="float" office:value="1025">
            <text:p>1025</text:p>
          </table:table-cell>
          <table:table-cell table:number-columns-repeated="4"/>
        </table:table-row>
        <table:table-row table:style-name="ro1">
          <table:table-cell office:value-type="string">
            <text:p>Média</text:p>
          </table:table-cell>
          <table:table-cell table:formula="of:=AVERAGE([.B9:.B13])" office:value-type="float" office:value="334.4">
            <text:p>334,4</text:p>
          </table:table-cell>
          <table:table-cell table:formula="of:=AVERAGE([.C9:.C13])" office:value-type="float" office:value="589.2">
            <text:p>589,2</text:p>
          </table:table-cell>
          <table:table-cell table:formula="of:=AVERAGE([.D9:.D13])" office:value-type="float" office:value="663">
            <text:p>663</text:p>
          </table:table-cell>
          <table:table-cell table:formula="of:=AVERAGE([.E9:.E13])" office:value-type="float" office:value="811">
            <text:p>811</text:p>
          </table:table-cell>
          <table:table-cell table:number-columns-repeated="4"/>
        </table:table-row>
        <table:table-row table:style-name="ro1">
          <table:table-cell office:value-type="string">
            <text:p>Desvio Padrão</text:p>
          </table:table-cell>
          <table:table-cell table:formula="of:=STDEV([.B9:.B13])" office:value-type="float" office:value="95.6179899391323">
            <text:p>95,6179899391</text:p>
          </table:table-cell>
          <table:table-cell table:formula="of:=STDEV([.C9:.C13])" office:value-type="float" office:value="332.195273897748">
            <text:p>332,1952738977</text:p>
          </table:table-cell>
          <table:table-cell table:formula="of:=STDEV([.D9:.D13])" office:value-type="float" office:value="183.660011978656">
            <text:p>183,6600119787</text:p>
          </table:table-cell>
          <table:table-cell table:formula="of:=STDEV([.E9:.E13])" office:value-type="float" office:value="138.302205333104">
            <text:p>138,3022053331</text:p>
          </table:table-cell>
          <table:table-cell table:number-columns-repeated="4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Folha1.X67" table:end-x="1.45cm" table:end-y="0.184cm" draw:z-index="0" draw:style-name="gr1" draw:text-style-name="P1" svg:width="33.297cm" svg:height="17.939cm" svg:x="2.025cm" svg:y="0.31cm">
              <draw:object draw:notify-on-update-of-ranges="Folha1.A8:Folha1.A8 Folha1.A9:Folha1.A13 Folha1.B8:Folha1.B8 Folha1.B9:Folha1.B13 Folha1.A8:Folha1.A8 Folha1.A9:Folha1.A13 Folha1.C8:Folha1.C8 Folha1.C9:Folha1.C13 Folha1.A8:Folha1.A8 Folha1.A9:Folha1.A13 Folha1.D8:Folha1.D8 Folha1.D9:Folha1.D13 Folha1.A8:Folha1.A8 Folha1.A9:Folha1.A13 Folha1.E8:Folha1.E8 Folha1.E9:Folha1.E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22">
          <table:table-cell table:number-columns-repeated="9"/>
        </table:table-row>
        <table:table-row table:style-name="ro1">
          <table:table-cell table:number-columns-repeated="5"/>
          <table:table-cell>
            <draw:frame table:end-cell-address="Folha1.P74" table:end-x="1.062cm" table:end-y="0.425cm" draw:z-index="1" draw:style-name="gr1" draw:text-style-name="P1" svg:width="22.453cm" svg:height="10.872cm" svg:x="1.19cm" svg:y="0.392cm">
              <draw:object draw:notify-on-update-of-ranges="Folha1.A54:Folha1.A54 Folha1.A55:Folha1.A59 Folha1.B54:Folha1.B54 Folha1.B55:Folha1.B59 Folha1.A54:Folha1.A54 Folha1.A55:Folha1.A59 Folha1.C54:Folha1.C54 Folha1.C55:Folha1.C59 Folha1.A54:Folha1.A54 Folha1.A55:Folha1.A59 Folha1.D54:Folha1.D54 Folha1.D55:Folha1.D59 Folha1.A54:Folha1.A54 Folha1.A55:Folha1.A59 Folha1.E54:Folha1.E54 Folha1.E55:Folha1.E5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Original Louvain</text:p>
          </table:table-cell>
          <table:table-cell table:number-columns-repeated="8"/>
        </table:table-row>
        <table:table-row table:style-name="ro1">
          <table:table-cell office:value-type="string">
            <text:p>Teste</text:p>
          </table:table-cell>
          <table:table-cell office:value-type="string">
            <text:p>s250k</text:p>
          </table:table-cell>
          <table:table-cell office:value-type="string">
            <text:p>s500k</text:p>
          </table:table-cell>
          <table:table-cell office:value-type="string">
            <text:p>s750k</text:p>
          </table:table-cell>
          <table:table-cell office:value-type="string">
            <text:p>s1000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string">
            <text:p>Média</text:p>
          </table:table-cell>
          <table:table-cell table:formula="of:=AVERAGE([.B55:.B59])" office:value-type="float" office:value="6">
            <text:p>6</text:p>
          </table:table-cell>
          <table:table-cell table:formula="of:=AVERAGE([.C55:.C59])" office:value-type="float" office:value="20.4">
            <text:p>20,4</text:p>
          </table:table-cell>
          <table:table-cell table:formula="of:=AVERAGE([.D55:.D59])" office:value-type="float" office:value="41.6">
            <text:p>41,6</text:p>
          </table:table-cell>
          <table:table-cell table:formula="of:=AVERAGE([.E55:.E59])" office:value-type="float" office:value="66.6">
            <text:p>66,6</text:p>
          </table:table-cell>
          <table:table-cell table:number-columns-repeated="4"/>
        </table:table-row>
        <table:table-row table:style-name="ro1">
          <table:table-cell office:value-type="string">
            <text:p>Desvio Padrão</text:p>
          </table:table-cell>
          <table:table-cell table:formula="of:=STDEV([.B55:.B59])" office:value-type="float" office:value="0.707106781186548">
            <text:p>0,7071067812</text:p>
          </table:table-cell>
          <table:table-cell table:formula="of:=STDEV([.C55:.C59])" office:value-type="float" office:value="1.51657508881031">
            <text:p>1,5165750888</text:p>
          </table:table-cell>
          <table:table-cell table:formula="of:=STDEV([.D55:.D59])" office:value-type="float" office:value="1.51657508881031">
            <text:p>1,5165750888</text:p>
          </table:table-cell>
          <table:table-cell table:formula="of:=STDEV([.E55:.E59])" office:value-type="float" office:value="1.67332005306815">
            <text:p>1,6733200531</text:p>
          </table:table-cell>
          <table:table-cell table:number-columns-repeated="4"/>
        </table:table-row>
      </table:table>
      <table:table table:name="Fo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9-07-2014</text:date>, <text:time>15:34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inaldo Pontes</meta:initial-creator>
    <meta:creation-date>2014-07-07T15:11:26.60</meta:creation-date>
    <dc:date>2014-07-09T15:34:24</dc:date>
    <dc:creator>Aguinaldo Pontes</dc:creator>
    <meta:editing-duration>PT4H42M32S</meta:editing-duration>
    <meta:editing-cycles>13</meta:editing-cycles>
    <meta:generator>OpenOffice/4.0.0$Win32 OpenOffice.org_project/400m3$Build-9702</meta:generator>
    <meta:document-statistic meta:table-count="3" meta:cell-count="1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298cm" svg:height="17.94cm" xlink:href=".." xlink:type="simple" chart:class="chart:scatter" chart:style-name="ch1">
        <chart:title svg:x="14.714cm" svg:y="0.494cm" chart:style-name="ch2">
          <text:p>Louvain Distribuído</text:p>
        </chart:title>
        <chart:legend chart:legend-position="end" svg:x="31.432cm" svg:y="7.872cm" style:legend-expansion="high" chart:style-name="ch3"/>
        <chart:plot-area chart:style-name="ch4" table:cell-range-address="Folha1.A8:Folha1.E13" chart:data-source-has-labels="row" svg:x="1.703cm" svg:y="2.347cm" svg:width="28.399cm" svg:height="14.227cm">
          <chartooo:coordinate-region svg:x="2.695cm" svg:y="2.559cm" svg:width="27.313cm" svg:height="13.342cm"/>
          <chart:axis chart:dimension="x" chart:name="primary-x" chart:style-name="ch5">
            <chart:title svg:x="15.435cm" svg:y="16.933cm" chart:style-name="ch6">
              <text:p>Teste</text:p>
            </chart:title>
          </chart:axis>
          <chart:axis chart:dimension="y" chart:name="primary-y" chart:style-name="ch7">
            <chart:title svg:x="0.451cm" svg:y="10.232cm" chart:style-name="ch8">
              <text:p>Tempo(s)</text:p>
            </chart:title>
            <chart:grid chart:style-name="ch9" chart:class="major"/>
          </chart:axis>
          <chart:series chart:style-name="ch10" chart:values-cell-range-address="Folha1.B9:Folha1.B13" chart:label-cell-address="Folha1.B8:Folha1.B8" chart:class="chart:scatter">
            <chart:domain table:cell-range-address="Folha1.A9:Folha1.A13"/>
            <chart:data-point chart:repeated="5"/>
          </chart:series>
          <chart:series chart:style-name="ch11" chart:values-cell-range-address="Folha1.C9:Folha1.C13" chart:label-cell-address="Folha1.C8:Folha1.C8" chart:class="chart:scatter">
            <chart:data-point chart:repeated="5"/>
          </chart:series>
          <chart:series chart:style-name="ch12" chart:values-cell-range-address="Folha1.D9:Folha1.D13" chart:label-cell-address="Folha1.D8:Folha1.D8" chart:class="chart:scatter">
            <chart:data-point chart:repeated="5"/>
          </chart:series>
          <chart:series chart:style-name="ch13" chart:values-cell-range-address="Folha1.E9:Folha1.E13" chart:label-cell-address="Folha1.E8:Folha1.E8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250k</text:p>
                <draw:g>
                  <svg:desc>Folha1.B8:Folha1.B8</svg:desc>
                </draw:g>
              </table:table-cell>
              <table:table-cell office:value-type="string">
                <text:p>s500k</text:p>
                <draw:g>
                  <svg:desc>Folha1.C8:Folha1.C8</svg:desc>
                </draw:g>
              </table:table-cell>
              <table:table-cell office:value-type="string">
                <text:p>s750k</text:p>
                <draw:g>
                  <svg:desc>Folha1.D8:Folha1.D8</svg:desc>
                </draw:g>
              </table:table-cell>
              <table:table-cell office:value-type="string">
                <text:p>s1000k</text:p>
                <draw:g>
                  <svg:desc>Folha1.E8:Folha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lha1.A9:Folha1.A13</svg:desc>
                </draw:g>
              </table:table-cell>
              <table:table-cell office:value-type="float" office:value="502">
                <text:p>502</text:p>
                <draw:g>
                  <svg:desc>Folha1.B9:Folha1.B13</svg:desc>
                </draw:g>
              </table:table-cell>
              <table:table-cell office:value-type="float" office:value="470">
                <text:p>470</text:p>
                <draw:g>
                  <svg:desc>Folha1.C9:Folha1.C13</svg:desc>
                </draw:g>
              </table:table-cell>
              <table:table-cell office:value-type="float" office:value="692">
                <text:p>692</text:p>
                <draw:g>
                  <svg:desc>Folha1.D9:Folha1.D13</svg:desc>
                </draw:g>
              </table:table-cell>
              <table:table-cell office:value-type="float" office:value="771">
                <text:p>771</text:p>
                <draw:g>
                  <svg:desc>Folha1.E9:Folha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4">
                <text:p>304</text:p>
              </table:table-cell>
              <table:table-cell office:value-type="float" office:value="349">
                <text:p>349</text:p>
              </table:table-cell>
              <table:table-cell office:value-type="float" office:value="524">
                <text:p>524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6">
                <text:p>266</text:p>
              </table:table-cell>
              <table:table-cell office:value-type="float" office:value="428">
                <text:p>428</text:p>
              </table:table-cell>
              <table:table-cell office:value-type="float" office:value="524">
                <text:p>52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4">
                <text:p>284</text:p>
              </table:table-cell>
              <table:table-cell office:value-type="float" office:value="1172">
                <text:p>1172</text:p>
              </table:table-cell>
              <table:table-cell office:value-type="float" office:value="967">
                <text:p>967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6">
                <text:p>316</text:p>
              </table:table-cell>
              <table:table-cell office:value-type="float" office:value="527">
                <text:p>527</text:p>
              </table:table-cell>
              <table:table-cell office:value-type="float" office:value="608">
                <text:p>608</text:p>
              </table:table-cell>
              <table:table-cell office:value-type="float" office:value="1025">
                <text:p>1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minimum="0" chart:maximum="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54cm" svg:height="10.873cm" xlink:href=".." xlink:type="simple" chart:class="chart:scatter" chart:style-name="ch1">
        <chart:title svg:x="9.596cm" svg:y="0.353cm" chart:style-name="ch2">
          <text:p>Louvain Original</text:p>
        </chart:title>
        <chart:legend chart:legend-position="end" svg:x="20.588cm" svg:y="4.338cm" style:legend-expansion="high" chart:style-name="ch3"/>
        <chart:plot-area chart:style-name="ch4" table:cell-range-address="Folha1.A54:Folha1.E59" chart:data-source-has-labels="row" svg:x="1.487cm" svg:y="1.783cm" svg:width="18.203cm" svg:height="7.865cm">
          <chartooo:coordinate-region svg:x="2.108cm" svg:y="1.996cm" svg:width="17.488cm" svg:height="6.979cm"/>
          <chart:axis chart:dimension="x" chart:name="primary-x" chart:style-name="ch5">
            <chart:title svg:x="10.121cm" svg:y="9.866cm" chart:style-name="ch6">
              <text:p>Teste</text:p>
            </chart:title>
          </chart:axis>
          <chart:axis chart:dimension="y" chart:name="primary-y" chart:style-name="ch7">
            <chart:title svg:x="0.451cm" svg:y="6.487cm" chart:style-name="ch8">
              <text:p>Tempo(s)</text:p>
            </chart:title>
            <chart:grid chart:style-name="ch9" chart:class="major"/>
          </chart:axis>
          <chart:series chart:style-name="ch10" chart:values-cell-range-address="Folha1.B55:Folha1.B59" chart:label-cell-address="Folha1.B54:Folha1.B54" chart:class="chart:scatter">
            <chart:domain table:cell-range-address="Folha1.A55:Folha1.A59"/>
            <chart:data-point chart:repeated="5"/>
          </chart:series>
          <chart:series chart:style-name="ch11" chart:values-cell-range-address="Folha1.C55:Folha1.C59" chart:label-cell-address="Folha1.C54:Folha1.C54" chart:class="chart:scatter">
            <chart:data-point chart:repeated="5"/>
          </chart:series>
          <chart:series chart:style-name="ch12" chart:values-cell-range-address="Folha1.D55:Folha1.D59" chart:label-cell-address="Folha1.D54:Folha1.D54" chart:class="chart:scatter">
            <chart:data-point chart:repeated="5"/>
          </chart:series>
          <chart:series chart:style-name="ch13" chart:values-cell-range-address="Folha1.E55:Folha1.E59" chart:label-cell-address="Folha1.E54:Folha1.E54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250k</text:p>
                <draw:g>
                  <svg:desc>Folha1.B54:Folha1.B54</svg:desc>
                </draw:g>
              </table:table-cell>
              <table:table-cell office:value-type="string">
                <text:p>s500k</text:p>
                <draw:g>
                  <svg:desc>Folha1.C54:Folha1.C54</svg:desc>
                </draw:g>
              </table:table-cell>
              <table:table-cell office:value-type="string">
                <text:p>s750k</text:p>
                <draw:g>
                  <svg:desc>Folha1.D54:Folha1.D54</svg:desc>
                </draw:g>
              </table:table-cell>
              <table:table-cell office:value-type="string">
                <text:p>s1000k</text:p>
                <draw:g>
                  <svg:desc>Folha1.E54:Folha1.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lha1.A55:Folha1.A59</svg:desc>
                </draw:g>
              </table:table-cell>
              <table:table-cell office:value-type="float" office:value="7">
                <text:p>7</text:p>
                <draw:g>
                  <svg:desc>Folha1.B55:Folha1.B59</svg:desc>
                </draw:g>
              </table:table-cell>
              <table:table-cell office:value-type="float" office:value="19">
                <text:p>19</text:p>
                <draw:g>
                  <svg:desc>Folha1.C55:Folha1.C59</svg:desc>
                </draw:g>
              </table:table-cell>
              <table:table-cell office:value-type="float" office:value="42">
                <text:p>42</text:p>
                <draw:g>
                  <svg:desc>Folha1.D55:Folha1.D59</svg:desc>
                </draw:g>
              </table:table-cell>
              <table:table-cell office:value-type="float" office:value="68">
                <text:p>68</text:p>
                <draw:g>
                  <svg:desc>Folha1.E55:Folha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